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51c" officeooo:paragraph-rsid="000a4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1:19:06.472241231</meta:creation-date>
    <dc:date>2018-11-29T11:19:36.624434488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Linux_X86_64 LibreOffice_project/10m0$Build-2</meta:generator>
  </office:meta>
</office:document-meta>
</file>